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“</text:span><text:span text:style-name="T1">Experiment VI”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melia Jędrzejek, Kacper Buczak, Tysia Rura, Jakub Konieczny, Zuzanna Tatara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buła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Fabuła</text:span></text:p>
          </draw:text-box>
        </draw:frame>
        <draw:frame draw:name="Google Shape;61;p14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Remik to aspirujący naukowiec, który po wielu nieudanych eksperymentach doprowadził do strasznego wypadku! W budynku, w którym przeprowadzał badania wybuchł pożar, który pochłonął cały jego dorobek naukowy wraz z jego pamięcią. Budzi się w środku budynku, którego zupełnie nie pamięta. Poszukując wyjścia napotyka wiele niebezpiecznych stworów i kawałki pękniętego lustra.</text:span></text:p>
          </draw:text-box>
        </draw:frame>
        <presentation:notes draw:style-name="dp2">
          <draw:page-thumbnail draw:name="Google Shape;57;g340c96a8f04_0_0:notes" draw:style-name="gr1" draw:layer="layout" svg:width="16.932cm" svg:height="9.524cm" svg:x="1.059cm" svg:y="1.905cm" draw:page-number="2" presentation:class="page"/>
          <draw:frame draw:name="Google Shape;58;g340c96a8f04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aśnienie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Objaśnienie</text:span></text:p>
          </draw:text-box>
        </draw:frame>
        <draw:frame draw:name="Google Shape;67;p15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Z każdym kawałkiem lustra, Remik zaczyna przypominać sobie swoje życie i kim jest - a co najmniej - kim był. Po zdobyciu wszystkich 3 fragmentów lustra, Remik może w końcu zobaczyć samego siebie w pełnej, potwornej odsłonie. Jego niebezpieczne eksperymenty zemściły się na nim, zmieniając go w strasznego slime-a.</text:span></text:p>
          </draw:text-box>
        </draw:frame>
        <presentation:notes draw:style-name="dp2">
          <draw:page-thumbnail draw:name="Google Shape;63;g340c96a8f04_0_5:notes" draw:style-name="gr1" draw:layer="layout" svg:width="16.932cm" svg:height="9.524cm" svg:x="1.059cm" svg:y="1.905cm" draw:page-number="3" presentation:class="page"/>
          <draw:frame draw:name="Google Shape;64;g340c96a8f04_0_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0"/>
    <meta:generator>LibreOfficeDev/6.0.5.2$Linux_X86_64 LibreOffice_project/</meta:generator>
  </office:meta>
</office:document-meta>
</file>